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0946"/>
    </style:style>
    <style:style style:name="P2" style:family="paragraph" style:parent-style-name="Standard">
      <style:text-properties officeooo:paragraph-rsid="0020fd7e"/>
    </style:style>
    <style:style style:name="P3" style:family="paragraph" style:parent-style-name="Standard">
      <style:text-properties fo:font-variant="normal" fo:text-transform="none" fo:color="#212121" loext:opacity="100%" style:font-name="Roboto Mono" fo:font-size="22pt" fo:letter-spacing="normal" fo:font-style="normal" fo:font-weight="normal" officeooo:rsid="000a0946" officeooo:paragraph-rsid="0029b71d" style:font-name-asian="Liberation Mono" style:font-size-asian="22pt" style:font-name-complex="Liberation Mono" style:font-size-complex="22pt"/>
    </style:style>
    <style:style style:name="P4" style:family="paragraph" style:parent-style-name="Standard">
      <style:text-properties fo:font-variant="normal" fo:text-transform="none" fo:color="#212121" loext:opacity="100%" style:font-name="Roboto Mono" fo:font-size="22pt" fo:letter-spacing="normal" fo:font-style="normal" fo:font-weight="normal" officeooo:rsid="002add5f" officeooo:paragraph-rsid="002add5f" style:font-name-asian="Liberation Mono" style:font-size-asian="22pt" style:font-name-complex="Liberation Mono" style:font-size-complex="22pt"/>
    </style:style>
    <style:style style:name="P5" style:family="paragraph" style:parent-style-name="Standard">
      <style:text-properties fo:font-variant="normal" fo:text-transform="none" fo:color="#212121" loext:opacity="100%" style:font-name="Roboto Mono" fo:font-size="18pt" fo:letter-spacing="normal" fo:font-style="normal" fo:font-weight="normal" officeooo:rsid="002add5f" officeooo:paragraph-rsid="002add5f" style:font-name-asian="Liberation Mono" style:font-size-asian="18pt" style:font-name-complex="Liberation Mono" style:font-size-complex="18pt"/>
    </style:style>
    <style:style style:name="P6" style:family="paragraph" style:parent-style-name="Standard">
      <style:text-properties fo:font-variant="normal" fo:text-transform="none" fo:color="#212121" loext:opacity="100%" style:font-name="Roboto Mono" fo:font-size="18pt" fo:letter-spacing="normal" fo:font-style="normal" fo:font-weight="normal" officeooo:rsid="002add5f" officeooo:paragraph-rsid="002add5f" style:font-name-asian="Liberation Mono" style:font-size-asian="15.75pt" style:font-name-complex="Liberation Mono" style:font-size-complex="18pt"/>
    </style:style>
    <style:style style:name="P7" style:family="paragraph" style:parent-style-name="Standard">
      <style:text-properties fo:font-variant="normal" fo:text-transform="none" fo:color="#212121" loext:opacity="100%" style:font-name="Roboto Mono" fo:font-size="18pt" fo:letter-spacing="normal" fo:font-style="normal" fo:font-weight="normal" officeooo:rsid="002add5f" officeooo:paragraph-rsid="002c1961" style:font-name-asian="Liberation Mono" style:font-size-asian="15.75pt" style:font-name-complex="Liberation Mono" style:font-size-complex="18pt"/>
    </style:style>
    <style:style style:name="P8" style:family="paragraph" style:parent-style-name="Standard">
      <style:text-properties fo:font-variant="normal" fo:text-transform="none" fo:color="#212121" loext:opacity="100%" style:font-name="Roboto Mono" fo:font-size="14pt" fo:letter-spacing="normal" fo:font-style="normal" fo:font-weight="normal" officeooo:rsid="002add5f" officeooo:paragraph-rsid="002add5f" style:font-name-asian="Liberation Mono" style:font-size-asian="12.25pt" style:font-name-complex="Liberation Mono" style:font-size-complex="14pt"/>
    </style:style>
    <style:style style:name="P9" style:family="paragraph" style:parent-style-name="Standard">
      <style:text-properties fo:font-variant="normal" fo:text-transform="none" fo:color="#212121" loext:opacity="100%" style:font-name="Roboto Mono" fo:font-size="14pt" fo:letter-spacing="normal" fo:font-style="normal" fo:font-weight="normal" officeooo:rsid="002add5f" officeooo:paragraph-rsid="002c1961" style:font-name-asian="Liberation Mono" style:font-size-asian="12.25pt" style:font-name-complex="Liberation Mono" style:font-size-complex="14pt"/>
    </style:style>
    <style:style style:name="P10" style:family="paragraph" style:parent-style-name="Standard">
      <style:text-properties fo:font-variant="normal" fo:text-transform="none" fo:color="#212121" loext:opacity="100%" style:font-name="Roboto Mono" fo:font-size="14pt" fo:letter-spacing="normal" fo:font-style="normal" fo:font-weight="normal" officeooo:rsid="002c1961" officeooo:paragraph-rsid="002c1961" style:font-name-asian="Liberation Mono" style:font-size-asian="12.25pt" style:font-name-complex="Liberation Mono" style:font-size-complex="14pt"/>
    </style:style>
    <style:style style:name="P11" style:family="paragraph" style:parent-style-name="Standard">
      <style:text-properties fo:font-variant="normal" fo:text-transform="none" fo:color="#212121" loext:opacity="100%" style:font-name="Roboto Mono" fo:font-size="14pt" fo:letter-spacing="normal" fo:font-style="normal" fo:font-weight="normal" officeooo:rsid="002c1961" officeooo:paragraph-rsid="002c1961" style:font-name-asian="Liberation Mono" style:font-size-asian="12.25pt" style:font-style-asian="normal" style:font-name-complex="Liberation Mono" style:font-size-complex="14pt" style:font-style-complex="normal"/>
    </style:style>
    <style:style style:name="P12" style:family="paragraph" style:parent-style-name="Standard">
      <style:text-properties fo:font-variant="normal" fo:text-transform="none" fo:color="#212121" loext:opacity="100%" style:font-name="Roboto Mono" fo:font-size="14pt" fo:letter-spacing="normal" fo:font-style="normal" fo:font-weight="normal" officeooo:rsid="002deca4" officeooo:paragraph-rsid="002deca4" style:font-name-asian="Liberation Mono" style:font-size-asian="12.25pt" style:font-style-asian="normal" style:font-name-complex="Liberation Mono" style:font-size-complex="14pt" style:font-style-complex="normal"/>
    </style:style>
    <style:style style:name="P13" style:family="paragraph" style:parent-style-name="Standard">
      <style:text-properties fo:font-variant="normal" fo:text-transform="none" fo:color="#212121" loext:opacity="100%" style:font-name="Roboto Mono" fo:font-size="14pt" fo:letter-spacing="normal" fo:font-style="normal" fo:font-weight="normal" officeooo:rsid="002add5f" officeooo:paragraph-rsid="002add5f" style:font-name-asian="Liberation Mono" style:font-size-asian="14pt" style:font-name-complex="Liberation Mono" style:font-size-complex="14pt"/>
    </style:style>
    <style:style style:name="P14" style:family="paragraph" style:parent-style-name="Standard">
      <style:text-properties fo:font-variant="normal" fo:text-transform="none" fo:color="#212121" loext:opacity="100%" style:font-name="Roboto Mono" fo:font-size="14pt" fo:letter-spacing="normal" fo:font-style="normal" fo:font-weight="normal" officeooo:rsid="002add5f" officeooo:paragraph-rsid="002c1961" style:font-name-asian="Liberation Mono" style:font-size-asian="14pt" style:font-style-asian="normal" style:font-name-complex="Liberation Mono" style:font-size-complex="14pt" style:font-style-complex="normal"/>
    </style:style>
    <style:style style:name="T1" style:family="text">
      <style:text-properties fo:font-size="36pt" officeooo:rsid="00228101" style:font-size-asian="36pt" style:font-size-complex="36pt"/>
    </style:style>
    <style:style style:name="T2" style:family="text">
      <style:text-properties fo:font-size="36pt" officeooo:rsid="002add5f" style:font-size-asian="36pt" style:font-size-complex="36pt"/>
    </style:style>
    <style:style style:name="T3" style:family="text">
      <style:text-properties fo:font-size="22pt" officeooo:rsid="0017fe9d" style:font-size-asian="22pt" style:font-size-complex="22pt"/>
    </style:style>
    <style:style style:name="T4" style:family="text">
      <style:text-properties fo:font-size="22pt" officeooo:rsid="002add5f" style:font-size-asian="22pt" style:font-size-complex="2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c1961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style:font-size-asian="18pt" style:font-style-asian="normal" style:font-size-complex="18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Roy Orbison</text:span><text:span text:style-name="T1"> – </text:span><text:span text:style-name="T2">Only the Lonely</text:span></text:p>
      <text:p text:style-name="P2"><text:span text:style-name="T3">Original key: </text:span><text:span text:style-name="T4">F</text:span><text:span text:style-name="T3"> <text:s text:c="3"/>Us: </text:span><text:span text:style-name="T4">Ab</text:span></text:p>
      <text:p text:style-name="P3"/>
      <text:p text:style-name="P4">[Intro]</text:p>
      <text:p text:style-name="P5"><text:span text:style-name="T5">(dum dum dum) </text:span>Ab |Ab | Bbm | Bbm | Db | Eb7</text:p>
      <text:p text:style-name="P5">Ab | Eb | Ab | Ab</text:p>
      <text:p text:style-name="P8"><text:s text:c="19"/>^^^ beat 1 break</text:p>
      <text:p text:style-name="P6"/>
      <text:p text:style-name="P6">[VERSE]</text:p>
      <text:p text:style-name="P6">Ab | Ab | Ab | Bbm | Bbm | Eb7 | Eb7</text:p>
      <text:p text:style-name="P6">Eb | Db | Ab | Ab | Ab</text:p>
      <text:p text:style-name="P13">^^^ <text:s text:c="22"/>^^^ <text:s/>2/4 measures</text:p>
      <text:p text:style-name="P6"/>
      <text:p text:style-name="P6">[CHORUS <text:span text:style-name="T7">1</text:span>]</text:p>
      <text:p text:style-name="P6">Ab | Ab | Ab7 | Ab7 | Db | Db | Bb7 | Eb7</text:p>
      <text:p text:style-name="P8">^^^^^^^^^ <text:s text:c="3"/>^^^^^^^^^^^ <text:s text:c="3"/>^^^^^^^^^ <text:s text:c="3"/>^^^^^^^^^^^^</text:p>
      <text:p text:style-name="P8"><text:s text:c="18"/><text:span text:style-name="T6">rest-triplet-rest</text:span></text:p>
      <text:p text:style-name="P11"><text:span text:style-name="T8">Ab | Ab | Db | Eb | Eb <text:s/></text:span>elide back to intro</text:p>
      <text:p text:style-name="P12">^^^ <text:s/><text:span text:style-name="T8">←</text:span> strings part starts here</text:p>
      <text:p text:style-name="P11"/>
      <text:p text:style-name="P7">[CHORUS <text:span text:style-name="T7">2</text:span>]</text:p>
      <text:p text:style-name="P7">Ab | Ab | Ab7 | Ab7 | Db | Db | Bb7 | Eb7</text:p>
      <text:p text:style-name="P9">^^^^^^^^^ <text:s text:c="3"/>^^^^^^^^^^^ <text:s text:c="3"/>^^^^^^^^^ <text:s text:c="3"/>^^^^^^^^^^^^</text:p>
      <text:p text:style-name="P10"><text:span text:style-name="T9">vocal break, Db | Eb | Eb | Ab | Ab</text:span></text:p>
      <text:p text:style-name="P14"><text:s text:c="29"/>^^^ <text:s/>2/4 measu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7-05T15:03:03.926280252</dc:date>
    <meta:editing-duration>PT5H37M4S</meta:editing-duration>
    <meta:editing-cycles>31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21" meta:word-count="138" meta:character-count="661" meta:non-whitespace-character-count="430"/>
  </office:meta>
</office:document-meta>
</file>